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kProxyHintTests.equalsWithSameInstanceI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kProxyHintTests.equalsWithSameProxiedInterfacesAndDifferentCondition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dkProxyHintTests.equalsWithNonJdkProxyHint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kProxyHintTests.equalsWithSameProxiedInterfacesI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kProxyHintTests.equalsWithSameProxiedInterfacesDifferentOrder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dkProxyHintTests.equalsWithDifferentProxiedInterfaces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